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3*"/>
    </style:style>
    <style:style style:name="Table9.C" style:family="table-column">
      <style:table-column-properties style:column-width="4.249cm" style:rel-column-width="1638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4.249cm" style:rel-column-width="16384*"/>
    </style:style>
    <style:style style:name="Table47.A1" style:family="table-cell">
      <style:table-cell-properties fo:padding="0.097cm" fo:border-left="0.002cm solid #000000" fo:border-right="none" fo:border-top="0.002cm solid #000000" fo:border-bottom="0.002cm solid #000000"/>
    </style:style>
    <style:style style:name="Table47.C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Standard" style:list-style-name="L2"/>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Table_20_Heading">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list-style-name="L11"/>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7"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1.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1.12.2006<text:tab/></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 StudentAnswers<text:tab/>4</text:p>
          <text:p text:style-name="P9">4.2 Criterion kaikkine aliluokkineen<text:tab/>4</text:p>
          <text:p text:style-name="P9">4.3 DBHandler<text:tab/>4</text:p>
          <text:p text:style-name="P9">4.4 TitoState<text:tab/>5</text:p>
          <text:p text:style-name="P9">4.5 TitoAnalyzer<text:tab/>5</text:p>
          <text:p text:style-name="P9">4.6 Answer<text:tab/>5</text:p>
          <text:p text:style-name="P8"><text:s/>5. Käyttötapausten testitulokset<text:tab/>6</text:p>
          <text:p text:style-name="P10">5.2.1 Opettajan käyttötapaukset<text:tab/>6</text:p>
          <text:p text:style-name="P10">5.2.1 Opiskelijan käyttötapaukset<text:tab/>16</text:p>
          <text:p text:style-name="P8">6. Testatut tkk-91 ohjelmat<text:tab/>26</text:p>
          <text:p text:style-name="P9">6.1 Testitapaus 1 (arvotarkistus : rekisteri)<text:tab/>26</text:p>
          <text:p text:style-name="P9">6.2 Testitapaus 2 ()<text:tab/>26</text:p>
          <text:p text:style-name="P9">6.3 Testitapaus 3 ()<text:tab/>26</text:p>
          <text:p text:style-name="P9">6.4 Testitapaus 4 ()<text:tab/>27</text:p>
          <text:p text:style-name="P9">6.5 Testitapaus 5 ()<text:tab/>27</text:p>
          <text:p text:style-name="P9">6.6 Testitapaus 6 ()<text:tab/>27</text:p>
          <text:p text:style-name="P8">7. Yhteenveto<text:tab/>28</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sanasto.</text:p>
      <text:p text:style-name="Text_20_body">Luvussa 3 selostetaan yleisesti testauksesta, testauksen kohteista ja resursseista</text:p>
      <text:p text:style-name="Text_20_body">Luvussa 4 on raportit java-luokkien testeistä.</text:p>
      <text:p text:style-name="Text_20_body">Luvussa 5 käsittää kaikki käyttötapaustestit.</text:p>
      <text:p text:style-name="Text_20_body">Luvussa 6 listataan tkk-91 ohjelmat, joilla ohjelma testattiin käyttöliittymän kautta</text:p>
      <text:p text:style-name="Text_20_body">Luvussa 7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mukaan tehtävän oikeellisuus tarkistetaan. Kriteereitä voi olla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ebbisivuille (kuten servletit). Perustuu Junittiin.</text:p>
      <text:p text:style-name="Text_20_body">JSPUnit=Työkalu erityisesti JSP-sivujen testaamiseen. Perustuu junittiin.</text:p>
      <text:p text:style-name="Text_20_body">JSP=JavaServer Pages. Dynaamisi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fghffg</text:p>
      <text:h text:style-name="Heading_20_2" text:outline-level="2">3.2 Testaukseen käytetyt resurssit</text:h>
      <text:h text:style-name="Heading_20_3" text:outline-level="3">3.2.1 Henkilöstö</text:h>
      <text:p text:style-name="Text_20_body">Ghghhgfdfd</text:p>
      <text:h text:style-name="Heading_20_3" text:outline-level="3">3.2.2 Laitteisto</text:h>
      <text:p text:style-name="Text_20_body">Testauksessa käytettiin Internet Explorer 6 - ja Firefox ??? -selaimia. Laitteina käytettiin enimmäkseen Helsingin yliopiston tietojenkäsittelytieteen laitoksen tietokoneita.</text:p>
      <text:h text:style-name="P12" text:outline-level="1">4. Java-luokkien testiraportit</text:h>
      <text:h text:style-name="Heading_20_2" text:outline-level="2">4.1 User, Task, Course, StudentAnswers</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3 DBHandl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4 TitoState</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5 TitoAnalyzer</text:h>
      <text:p text:style-name="Text_20_body"><text:tab/><text:span text:style-name="T2">Testaaja</text:span>: Jari</text:p>
      <text:p text:style-name="Text_20_body"><text:tab/><text:span text:style-name="T2">Päivämäärä</text:span>: </text:p>
      <text:p text:style-name="Text_20_body"><text:tab/><text:span text:style-name="T2">Testin kuvaus</text:span>: </text:p>
      <text:p text:style-name="Text_20_body"><text:tab/><text:span text:style-name="T2">Lausekattavuus</text:span>: 100%.</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6 Answ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P12" text:outline-level="1"><text:s/>5. Käyttötapausten testitulokset</text:h>
      <text:p text:style-name="Text_20_body">Selitteet:</text:p>
      <text:p text:style-name="Text_20_body"><text:span text:style-name="T2">HYV </text:span>= hyväksytytään kyseinen syöte.</text:p>
      <text:p text:style-name="Text_20_body"><text:span text:style-name="T2">OK</text:span> = Saatiin toivottu tulos.</text:p>
      <text:p text:style-name="Text_20_body"><text:span text:style-name="T3">VIRHE </text:span>= tulos ei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role=teacher)</text:p>
      <text:p text:style-name="Standard">Testattavat käyttöliittymäkomponentit:</text:p>
      <text:list text:style-name="L2">
        <text:list-item>
          <text:p text:style-name="P13">tekstikentät Username, Password</text:p>
        </text:list-item>
        <text:list-item>
          <text:p text:style-name="P13">painike Sign in</text:p>
        </text:list-item>
      </text:list>
      <text:p text:style-name="Standard"/>
      <text:p text:style-name="P14">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5">Oletusarvo: molemmat tyhji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Toinen tyhj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yöte: Teme xxyy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alasana:Teemu xxyz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Oikea syöte: Teemu xxyyzz</text:p>
          </table:table-cell>
          <table:table-cell table:style-name="Table1.A2" office:value-type="string">
            <text:p text:style-name="P15">HYV</text:p>
          </table:table-cell>
          <table:table-cell table:style-name="Table1.C2" office:value-type="string">
            <text:p text:style-name="P15">OK</text:p>
          </table:table-cell>
        </table:table-row>
      </table:table>
      <text:p text:style-name="Text_20_body"/>
      <text:p text:style-name="P14">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6">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5">Painallus</text:p>
          </table:table-cell>
          <table:table-cell table:style-name="Table2.A2" office:value-type="string">
            <text:p text:style-name="P15">Järjestelmä siirtää käyttäjän tehtävien selaussivulle</text:p>
          </table:table-cell>
          <table:table-cell table:style-name="Table2.C2" office:value-type="string">
            <text:p text:style-name="P15">OK</text:p>
          </table:table-cell>
        </table:table-row>
        <table:table-row>
          <table:table-cell table:style-name="Table2.A2" office:value-type="string">
            <text:p text:style-name="P17">Painallus, ja Javascript poissa päältä</text:p>
          </table:table-cell>
          <table:table-cell table:style-name="Table2.A2" office:value-type="string">
            <text:p text:style-name="P17">Järjestelmä siirtää käyttäjän virhesivulle</text:p>
          </table:table-cell>
          <table:table-cell table:style-name="Table2.C2" office:value-type="string">
            <text:p text:style-name="P17">OK</text:p>
          </table:table-cell>
        </table:table-row>
      </table:table>
      <text:p text:style-name="P18"/>
      <text:p text:style-name="P18">Kt2. Tehtävien selaaminen</text:p>
      <text:p text:style-name="Standard">Sivu: Kurssi-, kategoria- ja tehtälistaus (teacherTaskList.jsp)</text:p>
      <text:p text:style-name="Standard">Testattavat käyttöliittymäkomponentit:</text:p>
      <text:list text:style-name="L3">
        <text:list-item>
          <text:p text:style-name="P19">Tekstikenttä Course name, New category </text:p>
        </text:list-item>
      </text:list>
      <text:list text:style-name="L4">
        <text:list-item>
          <text:p text:style-name="P20">painikkeet create new course, delete (course), task list, statistics (course)(<text:span text:style-name="T4">kt7</text:span>), search users(<text:span text:style-name="T4">kt7</text:span>), create new task (English), create new task (Finnish), modify (task), <text:s/>modify as new (task), delete (task)(<text:span text:style-name="T4">kt6</text:span>), logout(<text:span text:style-name="T4">kt8</text:span>), </text:p>
          <text:p text:style-name="P20"/>
        </text:list-item>
      </text:list>
      <text:p text:style-name="P14">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5">Välilyönti</text:p>
          </table:table-cell>
          <table:table-cell table:style-name="Table3.A2" office:value-type="string">
            <text:p text:style-name="P15">'Virheellinen kurssin nimi'</text:p>
          </table:table-cell>
          <table:table-cell table:style-name="Table3.C2" office:value-type="string">
            <text:p text:style-name="P15">OK</text:p>
          </table:table-cell>
        </table:table-row>
        <table:table-row>
          <table:table-cell table:style-name="Table3.A2" office:value-type="string">
            <text:p text:style-name="Table_20_Heading"><text:span text:style-name="T5">Html-koodia “Tito 2006 </text:span><text:bookmark text:name="line87"/><text:span text:style-name="T5">&lt;a href="www.cs.helsinki.fi/tito2006"&gt;Linkki&lt;/a&gt;”</text:span></text:p>
          </table:table-cell>
          <table:table-cell table:style-name="Table3.A2" office:value-type="string">
            <text:p text:style-name="P15">'Virheellinen kurssin nimi'</text:p>
          </table:table-cell>
          <table:table-cell table:style-name="Table3.C2" office:value-type="string">
            <text:p text:style-name="P15">OK</text:p>
          </table:table-cell>
        </table:table-row>
        <table:table-row>
          <table:table-cell table:style-name="Table3.A2" office:value-type="string">
            <text:p text:style-name="P15">Yli 40 merkkiä: 'sdfd...sdf'</text:p>
          </table:table-cell>
          <table:table-cell table:style-name="Table3.A2" office:value-type="string">
            <text:p text:style-name="P15">'New course name must be 1-40 characters long'</text:p>
          </table:table-cell>
          <table:table-cell table:style-name="Table3.C2" office:value-type="string">
            <text:p text:style-name="P15">OK</text:p>
          </table:table-cell>
        </table:table-row>
        <table:table-row>
          <table:table-cell table:style-name="Table3.A2" office:value-type="string">
            <text:p text:style-name="P15">Oikea “Titou syksy 2006”</text:p>
          </table:table-cell>
          <table:table-cell table:style-name="Table3.A2" office:value-type="string">
            <text:p text:style-name="P15">HYV</text:p>
          </table:table-cell>
          <table:table-cell table:style-name="Table3.C2" office:value-type="string">
            <text:p text:style-name="P15">OK</text:p>
          </table:table-cell>
        </table:table-row>
      </table:table>
      <text:p text:style-name="Text_20_body"/>
      <text:p text:style-name="P14">Painike: Cre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5">Painallus</text:p>
          </table:table-cell>
          <table:table-cell table:style-name="Table4.A2" office:value-type="string">
            <text:p text:style-name="P15">Luo kurssin tekstikentässä määritellyssä nimessä, näkyy heti sivulla</text:p>
          </table:table-cell>
          <table:table-cell table:style-name="Table4.C2" office:value-type="string">
            <text:p text:style-name="P15">OK</text:p>
          </table:table-cell>
        </table:table-row>
      </table:table>
      <text:p text:style-name="Text_20_body"/>
      <text:p text:style-name="P14">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6">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5">painallus</text:p>
          </table:table-cell>
          <table:table-cell table:style-name="Table21.A2" office:value-type="string">
            <text:p text:style-name="P15">Kysyy varmistuksen poistetaanko kurssi. Mikäli valitaan kyllä kyseinen kurssi poistuu järjestelmästä.</text:p>
          </table:table-cell>
          <table:table-cell table:style-name="Table21.C2" office:value-type="string">
            <text:p text:style-name="P15">OK</text:p>
          </table:table-cell>
        </table:table-row>
      </table:table>
      <text:p text:style-name="Text_20_body"/>
      <text:p text:style-name="P14">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6">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5">painallus</text:p>
          </table:table-cell>
          <table:table-cell table:style-name="Table51.A2" office:value-type="string">
            <text:p text:style-name="P15">Siirtää käyttäjän valitun kurssin statistiikkasivulle (showstatistics.jsp), jossa nähdään kurssin tilastot</text:p>
          </table:table-cell>
          <table:table-cell table:style-name="Table51.C2" office:value-type="string">
            <text:p text:style-name="P15">OK</text:p>
          </table:table-cell>
        </table:table-row>
      </table:table>
      <text:p text:style-name="Text_20_body"/>
      <text:p text:style-name="P14">Painike: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6">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5">painallus</text:p>
          </table:table-cell>
          <table:table-cell table:style-name="Table52.A2" office:value-type="string">
            <text:p text:style-name="P15">Siirtää käyttäjän oppilaiden tietojen hakusivulle (searchusers.jsp)</text:p>
          </table:table-cell>
          <table:table-cell table:style-name="Table52.C2" office:value-type="string">
            <text:p text:style-name="P15">OK</text:p>
          </table:table-cell>
        </table:table-row>
      </table:table>
      <text:p text:style-name="Text_20_body"/>
      <text:p text:style-name="P14">Painike: New task</text:p>
      <table:table table:name="Table5" table:style-name="Table5">
        <table:table-column table:style-name="Table5.A"/>
        <table:table-column table:style-name="Table5.B" table:number-columns-repeated="2"/>
        <table:table-header-rows>
          <table:table-row>
            <table:table-cell table:style-name="Table5.A1" office:value-type="string">
              <text:p text:style-name="P16">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5">painallus</text:p>
          </table:table-cell>
          <table:table-cell table:style-name="Table5.A2" office:value-type="string">
            <text:p text:style-name="P15">Siirtää käyttäjän tehtävänluontisivulle</text:p>
          </table:table-cell>
          <table:table-cell table:style-name="Table5.C2" office:value-type="string">
            <text:p text:style-name="P15">OK</text:p>
          </table:table-cell>
        </table:table-row>
      </table:table>
      <text:p text:style-name="Text_20_body"/>
      <text:p text:style-name="P14">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6">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5">painallus</text:p>
          </table:table-cell>
          <table:table-cell table:style-name="Table22.A2" office:value-type="string">
            <text:p text:style-name="P15">Kysyy varmistuksen poistetaanko tehtävä. Mikäli valitaan kyllä kyseinen tehtävä poistuu järjestelmästä</text:p>
          </table:table-cell>
          <table:table-cell table:style-name="Table22.C2" office:value-type="string">
            <text:p text:style-name="P15"/>
          </table:table-cell>
        </table:table-row>
      </table:table>
      <text:p text:style-name="Text_20_body"/>
      <text:p text:style-name="P14">Painike: Modify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6">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5">painallus</text:p>
          </table:table-cell>
          <table:table-cell table:style-name="Table8.A2" office:value-type="string">
            <text:p text:style-name="P15">Siirtää käyttäjän tehtävänluontisivulle, jonka kenttien oletusarvona kyseisen tehtävän arvot</text:p>
          </table:table-cell>
          <table:table-cell table:style-name="Table8.C2" office:value-type="string">
            <text:p text:style-name="P15">OK</text:p>
          </table:table-cell>
        </table:table-row>
      </table:table>
      <text:p text:style-name="Text_20_body"/>
      <text:p text:style-name="P14">Painike: Edit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6">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5">painallus</text:p>
          </table:table-cell>
          <table:table-cell table:style-name="Table24.A2" office:value-type="string">
            <text:p text:style-name="P15">Siirtää käyttäjän tehtävänluontisivulle, jonka kenttien oletusarvona kyseisen tehtävän arvot</text:p>
          </table:table-cell>
          <table:table-cell table:style-name="Table24.C2" office:value-type="string">
            <text:p text:style-name="P15">OK</text:p>
          </table:table-cell>
        </table:table-row>
      </table:table>
      <text:p text:style-name="Text_20_body"/>
      <text:p text:style-name="P14">Painike: Log off</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5">Painallus</text:p>
          </table:table-cell>
          <table:table-cell table:style-name="Table23.A2" office:value-type="string">
            <text:p text:style-name="P15">Käyttäjä kirjautuu ulos järjestelmästä, siirtyy kirjautumissivulle</text:p>
          </table:table-cell>
          <table:table-cell table:style-name="Table23.C2" office:value-type="string">
            <text:p text:style-name="P15">OK</text:p>
          </table:table-cell>
        </table:table-row>
      </table:table>
      <text:p text:style-name="Text_20_body"/>
      <text:p text:style-name="P18">Kt3. Tehtävän lisääminen</text:p>
      <text:p text:style-name="Standard">Sivu: Tehtäväluontisivu (composer.jsp)</text:p>
      <text:p text:style-name="Standard">Testattavat käyttöliittymäkomponentit:</text:p>
      <text:list text:style-name="L5">
        <text:list-item>
          <text:p text:style-name="P21">painikkeet Add variable, Save, ja kielletyille/vaadituille käskyille olevat napit, Show printable view, hide printable view (<text:span text:style-name="T4">kt5</text:span>)</text:p>
        </text:list-item>
        <text:list-item>
          <text:p text:style-name="P21">Radiopainikkeet Fill-In/Programming, UseModel/Criteria</text:p>
        </text:list-item>
        <text:list-item>
          <text:p text:style-name="P21">tekstikentät Task name, Task Description, Inputs, Secret Inputs, Register values (7kpl), Register values for secret input (7kpl), Variable names, Variable values, Variable secret values, Outputs, Secret Outputs, Code size, Code size quality, data area size, data area size quality, stack max size, stack max size quality, executed commands, executed commands quality, memory references, memory references quality, max commands allowed, Palautekentät kaikille kriteereille, Final feedback success, Final feedback failed.</text:p>
        </text:list-item>
        <text:list-item>
          <text:p text:style-name="P21">Dropdownit, jossa vertailut muuttujien ja rekistereiden arvoille.</text:p>
        </text:list-item>
      </text:list>
      <text:p text:style-name="Standard"/>
      <text:p text:style-name="P14">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5">Painallus</text:p>
          </table:table-cell>
          <table:table-cell table:style-name="Table25.A2" office:value-type="string">
            <text:p text:style-name="P15">Lisää uuden muuttujan listaan, jolle kaikki kentät määritelty</text:p>
          </table:table-cell>
          <table:table-cell table:style-name="Table25.C2" office:value-type="string">
            <text:p text:style-name="P15">OK</text:p>
          </table:table-cell>
        </table:table-row>
      </table:table>
      <text:p text:style-name="Text_20_body"/>
      <text:p text:style-name="P14">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5">Painallus</text:p>
          </table:table-cell>
          <table:table-cell table:style-name="Table26.A2" office:value-type="string">
            <text:p text:style-name="P15">Tallentaa tehtävän tietokantaan mikäli kaikki kentät kunnossa, siirtää käyttäjän takaisin tehtälistaussivulle, jossa näkyy lisätty tehtävä</text:p>
          </table:table-cell>
          <table:table-cell table:style-name="Table26.C2" office:value-type="string">
            <text:p text:style-name="P15"/>
          </table:table-cell>
        </table:table-row>
      </table:table>
      <text:p text:style-name="P14"/>
      <text:p text:style-name="P14">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5">Valitaan yksi vaadituksi</text:p>
          </table:table-cell>
          <table:table-cell table:style-name="Table27.A2" office:value-type="string">
            <text:p text:style-name="P15">HYV</text:p>
          </table:table-cell>
          <table:table-cell table:style-name="Table27.C2" office:value-type="string">
            <text:p text:style-name="P15">VIRHE</text:p>
          </table:table-cell>
        </table:table-row>
        <table:table-row>
          <table:table-cell table:style-name="Table27.A2" office:value-type="string">
            <text:p text:style-name="P15">Valitaan yksi vaadituksi, yksi kielletyksi</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Kaikki kielletty/vaadittu</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Yksi kielletty</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Ei yksikään kielletty tai sallittu</text:p>
          </table:table-cell>
          <table:table-cell table:style-name="Table27.A2" office:value-type="string">
            <text:p text:style-name="P15">HYV</text:p>
          </table:table-cell>
          <table:table-cell table:style-name="Table27.C2" office:value-type="string">
            <text:p text:style-name="P15"/>
          </table:table-cell>
        </table:table-row>
      </table:table>
      <text:p text:style-name="P14"/>
      <text:p text:style-name="P14">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5">Fill-In</text:p>
          </table:table-cell>
          <table:table-cell table:style-name="Table28.A2" office:value-type="string">
            <text:p text:style-name="P15">Kaksi ylimääräistä tekstikenttää alku- ja jälkikoodille</text:p>
          </table:table-cell>
          <table:table-cell table:style-name="Table28.C2" office:value-type="string">
            <text:p text:style-name="P15"/>
          </table:table-cell>
        </table:table-row>
        <table:table-row>
          <table:table-cell table:style-name="Table28.A2" office:value-type="string">
            <text:p text:style-name="P15">Programming</text:p>
          </table:table-cell>
          <table:table-cell table:style-name="Table28.A2" office:value-type="string">
            <text:p text:style-name="P15">Ei ylimääräisiä kenttiä</text:p>
          </table:table-cell>
          <table:table-cell table:style-name="Table28.C2" office:value-type="string">
            <text:p text:style-name="P15"/>
          </table:table-cell>
        </table:table-row>
        <table:table-row>
          <table:table-cell table:style-name="Table28.A2" office:value-type="string">
            <text:p text:style-name="P15">Fill-In -&gt; Programming -&gt; Fill-In, Fill-In kentissä tekstiä</text:p>
          </table:table-cell>
          <table:table-cell table:style-name="Table28.A2" office:value-type="string">
            <text:p text:style-name="P15">Teksti säilyy muutoksen mukana</text:p>
          </table:table-cell>
          <table:table-cell table:style-name="Table28.C2" office:value-type="string">
            <text:p text:style-name="P15"/>
          </table:table-cell>
        </table:table-row>
      </table:table>
      <text:p text:style-name="Text_20_body"/>
      <text:p text:style-name="P14">Radiopainikkeet: Use model/Criteria</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5">Use model</text:p>
          </table:table-cell>
          <table:table-cell table:style-name="Table29.A2" office:value-type="string">
            <text:p text:style-name="P15">Tekstikenttä mallikoodille</text:p>
          </table:table-cell>
          <table:table-cell table:style-name="Table29.C2" office:value-type="string">
            <text:p text:style-name="P15"/>
          </table:table-cell>
        </table:table-row>
        <table:table-row table:style-name="Table29.3">
          <table:table-cell table:style-name="Table29.A3" office:value-type="string">
            <text:p text:style-name="P15">Criteria</text:p>
          </table:table-cell>
          <table:table-cell table:style-name="Table29.A2" office:value-type="string">
            <text:p text:style-name="P15">Mallikoodin tekstikenttä häviää</text:p>
          </table:table-cell>
          <table:table-cell table:style-name="Table29.C2" office:value-type="string">
            <text:p text:style-name="P15"/>
          </table:table-cell>
        </table:table-row>
        <table:table-row table:style-name="Table29.3">
          <table:table-cell table:style-name="Table29.A3" office:value-type="string">
            <text:p text:style-name="P15">Use model -&gt; Criteria -&gt; Use model, mallikoodissa tekstiä</text:p>
          </table:table-cell>
          <table:table-cell table:style-name="Table29.A2" office:value-type="string">
            <text:p text:style-name="P15">Mallikoodin koodi tulee takaisin näkyviin</text:p>
          </table:table-cell>
          <table:table-cell table:style-name="Table29.C2" office:value-type="string">
            <text:p text:style-name="P15"/>
          </table:table-cell>
        </table:table-row>
      </table:table>
      <text:p text:style-name="Text_20_body"/>
      <text:p text:style-name="P14">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5">Oletusarvo, tyhjä</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Välilyönti</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Html-tekstiä: &lt;b&gt;harjoitus 1&lt;/b&gt;</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Yksi merkki</text:p>
          </table:table-cell>
          <table:table-cell table:style-name="Table30.A2" office:value-type="string">
            <text:p text:style-name="P15">HYV</text:p>
          </table:table-cell>
          <table:table-cell table:style-name="Table30.C2" office:value-type="string">
            <text:p text:style-name="P15"/>
          </table:table-cell>
        </table:table-row>
        <table:table-row>
          <table:table-cell table:style-name="Table30.A2" office:value-type="string">
            <text:p text:style-name="P15">Yli 40 merkkiä: 'sdfg...fdg'</text:p>
          </table:table-cell>
          <table:table-cell table:style-name="Table30.A2" office:value-type="string">
            <text:p text:style-name="P15">'Task name must be 1-40 characters long'</text:p>
          </table:table-cell>
          <table:table-cell table:style-name="Table30.C2" office:value-type="string">
            <text:p text:style-name="P15"/>
          </table:table-cell>
        </table:table-row>
        <table:table-row>
          <table:table-cell table:style-name="Table30.A2" office:value-type="string">
            <text:p text:style-name="P15">Oikea syöte: Harjoitus 1</text:p>
          </table:table-cell>
          <table:table-cell table:style-name="Table30.A2" office:value-type="string">
            <text:p text:style-name="P15">HYV</text:p>
          </table:table-cell>
          <table:table-cell table:style-name="Table30.C2" office:value-type="string">
            <text:p text:style-name="P15"/>
          </table:table-cell>
        </table:table-row>
      </table:table>
      <text:p text:style-name="Text_20_body"/>
      <text:p text:style-name="P14">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5">Oletusarvo, tyhjä</text:p>
          </table:table-cell>
          <table:table-cell table:style-name="Table31.A2" office:value-type="string">
            <text:p text:style-name="P15">Virheellinen kuvaus</text:p>
          </table:table-cell>
          <table:table-cell table:style-name="Table31.C2" office:value-type="string">
            <text:p text:style-name="P15"/>
          </table:table-cell>
        </table:table-row>
        <table:table-row>
          <table:table-cell table:style-name="Table31.A2" office:value-type="string">
            <text:p text:style-name="P15">Välilyönti</text:p>
          </table:table-cell>
          <table:table-cell table:style-name="Table31.A2" office:value-type="string">
            <text:p text:style-name="P15">Virheellinen kuvaus</text:p>
          </table:table-cell>
          <table:table-cell table:style-name="Table31.C2" office:value-type="string">
            <text:p text:style-name="P15"/>
          </table:table-cell>
        </table:table-row>
        <table:table-row>
          <table:table-cell table:style-name="Table31.A2" office:value-type="string">
            <text:p text:style-name="P15">Html-tekstiä: &lt;b&gt;Laske sitä...&lt;/b&gt;</text:p>
          </table:table-cell>
          <table:table-cell table:style-name="Table31.A2" office:value-type="string">
            <text:p text:style-name="P15">HYV</text:p>
          </table:table-cell>
          <table:table-cell table:style-name="Table31.C2" office:value-type="string">
            <text:p text:style-name="P15"/>
          </table:table-cell>
        </table:table-row>
        <table:table-row>
          <table:table-cell table:style-name="Table31.A2" office:value-type="string">
            <text:p text:style-name="P15">Yksi merkki</text:p>
          </table:table-cell>
          <table:table-cell table:style-name="Table31.A2" office:value-type="string">
            <text:p text:style-name="P15">HYV</text:p>
          </table:table-cell>
          <table:table-cell table:style-name="Table31.C2" office:value-type="string">
            <text:p text:style-name="P15"/>
          </table:table-cell>
        </table:table-row>
        <table:table-row>
          <table:table-cell table:style-name="Table31.A2" office:value-type="string">
            <text:p text:style-name="P15">Oikea syöte: Laske sitä...</text:p>
          </table:table-cell>
          <table:table-cell table:style-name="Table31.A2" office:value-type="string">
            <text:p text:style-name="P15">HYV</text:p>
          </table:table-cell>
          <table:table-cell table:style-name="Table31.C2" office:value-type="string">
            <text:p text:style-name="P15"/>
          </table:table-cell>
        </table:table-row>
      </table:table>
      <text:p text:style-name="P14"/>
      <text:p text:style-name="P14">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5">Oletusarvo, tyhjä</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välilyönti</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Yksi syöte: 3</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Negatiivinen -1</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Monta, mutta väärin, 4.4.3 3 5</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Muu kuin numero: E</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Välit eri lailla: 4,5, -4, <text:s text:c="2"/>3, <text:s/>-2</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Oikea: 3, -5, 7</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Eri määrä syötteitä Inputs ja Secret Inputs</text:p>
          </table:table-cell>
          <table:table-cell table:style-name="Table32.A2" office:value-type="string">
            <text:p text:style-name="P15">HYV</text:p>
          </table:table-cell>
          <table:table-cell table:style-name="Table32.C2" office:value-type="string">
            <text:p text:style-name="P15"/>
          </table:table-cell>
        </table:table-row>
      </table:table>
      <text:p text:style-name="Text_20_body"/>
      <text:p text:style-name="P14">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5">tyhjä</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välilyönti</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Muu kuin numero: <text:s/>r, &amp;</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Oikea: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umeron jälkeen jotain: 4TT</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Negatiivinen: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olla: 0</text:p>
          </table:table-cell>
          <table:table-cell table:style-name="Table34.A2" office:value-type="string">
            <text:p text:style-name="P15">HYV</text:p>
          </table:table-cell>
          <table:table-cell table:style-name="Table34.C2" office:value-type="string">
            <text:p text:style-name="P15"/>
          </table:table-cell>
        </table:table-row>
      </table:table>
      <text:p text:style-name="Text_20_body"/>
      <text:p text:style-name="P14">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5">Oletusarvo: tyhjä</text:p>
          </table:table-cell>
          <table:table-cell table:style-name="Table35.A2" office:value-type="string">
            <text:p text:style-name="P15">HYV, ei luoda kriteeriä</text:p>
          </table:table-cell>
          <table:table-cell table:style-name="Table35.C2" office:value-type="string">
            <text:p text:style-name="P15"/>
          </table:table-cell>
        </table:table-row>
        <table:table-row>
          <table:table-cell table:style-name="Table35.A2" office:value-type="string">
            <text:p text:style-name="P15">Numero: -4, 6</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Pitkä nimi: Muuttis</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Ääkkösiä: å</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Muita merkkejä: e-w</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Oikea: x</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Numero perässä: X3</text:p>
          </table:table-cell>
          <table:table-cell table:style-name="Table35.A2" office:value-type="string">
            <text:p text:style-name="P15">HYV?</text:p>
          </table:table-cell>
          <table:table-cell table:style-name="Table35.C2" office:value-type="string">
            <text:p text:style-name="P15"/>
          </table:table-cell>
        </table:table-row>
      </table:table>
      <text:p text:style-name="Text_20_body"/>
      <text:p text:style-name="P14">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5">Oletusarvo:tyhjä</text:p>
          </table:table-cell>
          <table:table-cell table:style-name="Table33.A2" office:value-type="string">
            <text:p text:style-name="P15">HYV, ei määritellä muuttujaa</text:p>
          </table:table-cell>
          <table:table-cell table:style-name="Table33.C2" office:value-type="string">
            <text:p text:style-name="P15"/>
          </table:table-cell>
        </table:table-row>
        <table:table-row>
          <table:table-cell table:style-name="Table33.A2" office:value-type="string">
            <text:p text:style-name="P15">Muu kuin numero, -, r, &amp;</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Oikea: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umeron jälkeen jotain: 4TT</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Negatiivinen: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olla: 0</text:p>
          </table:table-cell>
          <table:table-cell table:style-name="Table33.A2" office:value-type="string">
            <text:p text:style-name="P15">HYV</text:p>
          </table:table-cell>
          <table:table-cell table:style-name="Table33.C2" office:value-type="string">
            <text:p text:style-name="P15"/>
          </table:table-cell>
        </table:table-row>
      </table:table>
      <text:p text:style-name="Text_20_body"/>
      <text:p text:style-name="P14">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5">Oletusarvo, tyhjä</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välilyönti</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Yksi syöte: 3</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Negatiivinen -1</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Monta, mutta väärin, 4.4.3 3 5</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Muu kuin numero: E</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Välit eri lailla: 4,5, 4, <text:s text:c="2"/>3, <text:s/>2</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Oikea: 3, 5, 7</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Eri määrä syötteitä Outputs ja Secret Outputs</text:p>
          </table:table-cell>
          <table:table-cell table:style-name="Table36.A2" office:value-type="string">
            <text:p text:style-name="P15">HYV</text:p>
          </table:table-cell>
          <table:table-cell table:style-name="Table36.C2" office:value-type="string">
            <text:p text:style-name="P15"/>
          </table:table-cell>
        </table:table-row>
      </table:table>
      <text:p text:style-name="Text_20_body"/>
      <text:p text:style-name="P14">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5">Oletusarvo:tyhjä</text:p>
          </table:table-cell>
          <table:table-cell table:style-name="Table37.A2" office:value-type="string">
            <text:p text:style-name="P15">HYV, ei määritellä arvoa</text:p>
          </table:table-cell>
          <table:table-cell table:style-name="Table37.C2" office:value-type="string">
            <text:p text:style-name="P15"/>
          </table:table-cell>
        </table:table-row>
        <table:table-row>
          <table:table-cell table:style-name="Table37.A2" office:value-type="string">
            <text:p text:style-name="P15">Muu kuin numero, -, r, &amp;</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Oikea: 43</text:p>
          </table:table-cell>
          <table:table-cell table:style-name="Table37.A2" office:value-type="string">
            <text:p text:style-name="P15">HYV</text:p>
          </table:table-cell>
          <table:table-cell table:style-name="Table37.C2" office:value-type="string">
            <text:p text:style-name="P15"/>
          </table:table-cell>
        </table:table-row>
        <table:table-row>
          <table:table-cell table:style-name="Table37.A2" office:value-type="string">
            <text:p text:style-name="P15">Numeron jälkeen jotain: 4TT</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egatiivinen: -4</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olla: 0</text:p>
          </table:table-cell>
          <table:table-cell table:style-name="Table37.A2" office:value-type="string">
            <text:p text:style-name="P15">HYV</text:p>
          </table:table-cell>
          <table:table-cell table:style-name="Table37.C2" office:value-type="string">
            <text:p text:style-name="P15"/>
          </table:table-cell>
        </table:table-row>
      </table:table>
      <text:p text:style-name="P14"/>
      <text:p text:style-name="P14">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5">Oletusarvo:10 000</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Muu kuin numero: :, r, &amp;</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Oikea: 43</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Numeron jälkeen jotain: 4TT</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egatiivinen: -4</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olla: 0</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100 000 tai yli</text:p>
          </table:table-cell>
          <table:table-cell table:style-name="Table38.A2" office:value-type="string">
            <text:p text:style-name="P15">Varoitus, HYV</text:p>
          </table:table-cell>
          <table:table-cell table:style-name="Table38.C2" office:value-type="string">
            <text:p text:style-name="P15"/>
          </table:table-cell>
        </table:table-row>
      </table:table>
      <text:p text:style-name="P14"/>
      <text:p text:style-name="P14">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5">Oletusarvo: oletuspalaute</text:p>
          </table:table-cell>
          <table:table-cell table:style-name="Table43.A2" office:value-type="string">
            <text:p text:style-name="P15">HYV</text:p>
          </table:table-cell>
          <table:table-cell table:style-name="Table43.C2" office:value-type="string">
            <text:p text:style-name="P15"/>
          </table:table-cell>
        </table:table-row>
        <table:table-row>
          <table:table-cell table:style-name="Table43.A2" office:value-type="string">
            <text:p text:style-name="P15">Tyhjä</text:p>
          </table:table-cell>
          <table:table-cell table:style-name="Table43.A2" office:value-type="string">
            <text:p text:style-name="P15">HYV, antaa oletuspalautteen</text:p>
          </table:table-cell>
          <table:table-cell table:style-name="Table43.C2" office:value-type="string">
            <text:p text:style-name="P15"/>
          </table:table-cell>
        </table:table-row>
        <table:table-row>
          <table:table-cell table:style-name="Table43.A2" office:value-type="string">
            <text:p text:style-name="P15">Yksi merkki</text:p>
          </table:table-cell>
          <table:table-cell table:style-name="Table43.A2" office:value-type="string">
            <text:p text:style-name="P15">HYV</text:p>
          </table:table-cell>
          <table:table-cell table:style-name="Table43.C2" office:value-type="string">
            <text:p text:style-name="P15"/>
          </table:table-cell>
        </table:table-row>
        <table:table-row table:style-name="Table43.5">
          <table:table-cell table:style-name="Table43.A2" office:value-type="string">
            <text:p text:style-name="P15">Palaute mutta esim rekisterille ei ole annettu arvoa</text:p>
          </table:table-cell>
          <table:table-cell table:style-name="Table43.A2" office:value-type="string">
            <text:p text:style-name="P15">HYV, ei tallenneta kriteeriä</text:p>
          </table:table-cell>
          <table:table-cell table:style-name="Table43.C2" office:value-type="string">
            <text:p text:style-name="P15"/>
          </table:table-cell>
        </table:table-row>
        <table:table-row>
          <table:table-cell table:style-name="Table43.A2" office:value-type="string">
            <text:p text:style-name="P15">Välilyönti</text:p>
          </table:table-cell>
          <table:table-cell table:style-name="Table43.A2" office:value-type="string">
            <text:p text:style-name="P15">HYV, antaa oletuspalautteen</text:p>
          </table:table-cell>
          <table:table-cell table:style-name="Table43.C2" office:value-type="string">
            <text:p text:style-name="P15"/>
          </table:table-cell>
        </table:table-row>
      </table:table>
      <text:p text:style-name="Standard"/>
      <text:p text:style-name="P14">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5">Oletusarvo:oletuspalaute</text:p>
          </table:table-cell>
          <table:table-cell table:style-name="Table44.A2" office:value-type="string">
            <text:p text:style-name="P15">HYV</text:p>
          </table:table-cell>
          <table:table-cell table:style-name="Table44.C2" office:value-type="string">
            <text:p text:style-name="P15"/>
          </table:table-cell>
        </table:table-row>
        <table:table-row>
          <table:table-cell table:style-name="Table44.A2" office:value-type="string">
            <text:p text:style-name="P15">Tyhjä</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Välilyönti</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Yksi merkki</text:p>
          </table:table-cell>
          <table:table-cell table:style-name="Table44.A2" office:value-type="string">
            <text:p text:style-name="P15">HYV</text:p>
          </table:table-cell>
          <table:table-cell table:style-name="Table44.C2" office:value-type="string">
            <text:p text:style-name="P15"/>
          </table:table-cell>
        </table:table-row>
      </table:table>
      <text:p text:style-name="Standard"/>
      <text:p text:style-name="P14">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5">Oletusarvo =</text:p>
          </table:table-cell>
          <table:table-cell table:style-name="Table45.A2" office:value-type="string">
            <text:p text:style-name="P15">HYV</text:p>
          </table:table-cell>
          <table:table-cell table:style-name="Table45.C2" office:value-type="string">
            <text:p text:style-name="P15"/>
          </table:table-cell>
        </table:table-row>
        <table:table-row>
          <table:table-cell table:style-name="Table45.A2" office:value-type="string">
            <text:p text:style-name="P15">Muut, &lt;, &lt;=, &gt;, &gt;=, !=</text:p>
          </table:table-cell>
          <table:table-cell table:style-name="Table45.A2" office:value-type="string">
            <text:p text:style-name="P15">HYV</text:p>
          </table:table-cell>
          <table:table-cell table:style-name="Table45.C2" office:value-type="string">
            <text:p text:style-name="P15"/>
          </table:table-cell>
        </table:table-row>
      </table:table>
      <text:p text:style-name="Standard"/>
      <text:p text:style-name="P14">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5">Painallus show</text:p>
          </table:table-cell>
          <table:table-cell table:style-name="Table50.A2" office:value-type="string">
            <text:p text:style-name="P15">Poistaa palautteissa muokkausmahdollisuuden ja laatikon</text:p>
          </table:table-cell>
          <table:table-cell table:style-name="Table50.C2" office:value-type="string">
            <text:p text:style-name="P15"/>
          </table:table-cell>
        </table:table-row>
        <table:table-row>
          <table:table-cell table:style-name="Table50.A2" office:value-type="string">
            <text:p text:style-name="P15">Painallus hide</text:p>
          </table:table-cell>
          <table:table-cell table:style-name="Table50.A2" office:value-type="string">
            <text:p text:style-name="P15">Palauttaa laatikot</text:p>
          </table:table-cell>
          <table:table-cell table:style-name="Table50.C2" office:value-type="string">
            <text:p text:style-name="P15"/>
          </table:table-cell>
        </table:table-row>
      </table:table>
      <text:p text:style-name="P18"/>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2">Samat mitä tehtävän luonnissa, ei kuitenkaan syytä testata niitä uudestaan. Täytyy kuitenkin katsoa että muutokset tulevat voimaan.</text:p>
        </text:list-item>
      </text:list>
      <text:p text:style-name="P18"/>
      <text:p text:style-name="Standard"><text:span text:style-name="T4">Kt7.</text:span> Raporttien katsominen</text:p>
      <text:p text:style-name="Standard">Sivu: Tilastosivut (statistics.jsp ja searchusers.jsp)</text:p>
      <text:p text:style-name="Standard">Testattavat käyttöliittymäkomponentit:</text:p>
      <text:list text:style-name="L7">
        <text:list-item>
          <text:p text:style-name="P23">tekstikenttä Search users</text:p>
        </text:list-item>
        <text:list-item>
          <text:p text:style-name="P23">painike Search, Remove user</text:p>
        </text:list-item>
      </text:list>
      <text:p text:style-name="Standard"/>
      <text:p text:style-name="P14">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5">Tyhjä syöte</text:p>
          </table:table-cell>
          <table:table-cell table:style-name="Table53.A2" office:value-type="string">
            <text:p text:style-name="P15">HYV, ei listaa yhtään nimeä</text:p>
          </table:table-cell>
          <table:table-cell table:style-name="Table53.C2" office:value-type="string">
            <text:p text:style-name="P15"/>
          </table:table-cell>
        </table:table-row>
        <table:table-row>
          <table:table-cell table:style-name="Table53.A2" office:value-type="string">
            <text:p text:style-name="P15">välilyöntejä</text:p>
          </table:table-cell>
          <table:table-cell table:style-name="Table53.A2" office:value-type="string">
            <text:p text:style-name="P15">HYV, ei listaa yhtään nimeä</text:p>
          </table:table-cell>
          <table:table-cell table:style-name="Table53.C2" office:value-type="string">
            <text:p text:style-name="P15"/>
          </table:table-cell>
        </table:table-row>
        <table:table-row>
          <table:table-cell table:style-name="Table53.A2" office:value-type="string">
            <text:p text:style-name="P15">1 merkki, esim. p</text:p>
          </table:table-cell>
          <table:table-cell table:style-name="Table53.A2" office:value-type="string">
            <text:p text:style-name="P15">HYV, Listaa kaikki käyttäjät, joissa esiintyy kyseinen merkki</text:p>
          </table:table-cell>
          <table:table-cell table:style-name="Table53.C2" office:value-type="string">
            <text:p text:style-name="P15"/>
          </table:table-cell>
        </table:table-row>
        <table:table-row>
          <table:table-cell table:style-name="Table53.A2" office:value-type="string">
            <text:p text:style-name="P15">Oikea syöte: iina</text:p>
          </table:table-cell>
          <table:table-cell table:style-name="Table53.A2" office:value-type="string">
            <text:p text:style-name="P15">HYV, Listaa kaikki käyttäjät joissa esiintyy kyseinen merkkisarja. Esim. Löytää Tiina Testi</text:p>
          </table:table-cell>
          <table:table-cell table:style-name="Table53.C2" office:value-type="string">
            <text:p text:style-name="P15"/>
          </table:table-cell>
        </table:table-row>
      </table:table>
      <text:p text:style-name="P14"/>
      <text:p text:style-name="P14">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5">Painallus</text:p>
          </table:table-cell>
          <table:table-cell table:style-name="Table54.A2" office:value-type="string">
            <text:p text:style-name="P15">Näyttää listan käyttäjistä hakuarvojen mukaan</text:p>
          </table:table-cell>
          <table:table-cell table:style-name="Table54.C2" office:value-type="string">
            <text:p text:style-name="P15"/>
          </table:table-cell>
        </table:table-row>
      </table:table>
      <text:p text:style-name="P18"/>
      <text:p text:style-name="P14">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5">Painallus</text:p>
          </table:table-cell>
          <table:table-cell table:style-name="Table55.A2" office:value-type="string">
            <text:p text:style-name="P15">Kysyy varmistuksen poistetaanko käyttäjä. Mikäli valitaan kyllä kyseinen käyttäjä häviää järjestelmästä.</text:p>
          </table:table-cell>
          <table:table-cell table:style-name="Table55.C2" office:value-type="string">
            <text:p text:style-name="P15"/>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3">tekstikentät First name, Last name, Student number, Social security number, E-mail, User name, Password, Password again.</text:p>
        </text:list-item>
        <text:list-item>
          <text:p text:style-name="P13">painike Sign up</text:p>
        </text:list-item>
      </text:list>
      <text:p text:style-name="Standard"/>
      <text:p text:style-name="P14">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5">Oletusarvo: tyh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Välilyönti tai useita väle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Yksi merkki '3'</text:p>
          </table:table-cell>
          <table:table-cell table:style-name="Table13.A2" office:value-type="string">
            <text:p text:style-name="P15">HYV</text:p>
          </table:table-cell>
          <table:table-cell table:style-name="Table13.C2" office:value-type="string">
            <text:p text:style-name="P15">OK</text:p>
          </table:table-cell>
        </table:table-row>
        <table:table-row>
          <table:table-cell table:style-name="Table13.A2" office:value-type="string">
            <text:p text:style-name="P15">Yli 40 merkkiä'fdgd...dfgfd'</text:p>
          </table:table-cell>
          <table:table-cell table:style-name="Table13.A2" office:value-type="string">
            <text:p text:style-name="P15">'First name must be 1-40 characters long'</text:p>
          </table:table-cell>
          <table:table-cell table:style-name="Table13.C2" office:value-type="string">
            <text:p text:style-name="P15">OK</text:p>
          </table:table-cell>
        </table:table-row>
        <table:table-row>
          <table:table-cell table:style-name="Table13.A2" office:value-type="string">
            <text:p text:style-name="P15">Html-koodia &lt;l&gt;Taro&lt;/l&gt;</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Heittomerkkejä “Tarou”</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Et-merkki 'Taro&amp;friends'</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Oikea syöte: Taro</text:p>
          </table:table-cell>
          <table:table-cell table:style-name="Table13.A2" office:value-type="string">
            <text:p text:style-name="P15">HYV</text:p>
          </table:table-cell>
          <table:table-cell table:style-name="Table13.C2" office:value-type="string">
            <text:p text:style-name="P15">OK</text:p>
          </table:table-cell>
        </table:table-row>
      </table:table>
      <text:p text:style-name="Text_20_body"/>
      <text:p text:style-name="P14">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5">Oletusarvo: tyh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Välilyönti tai useita väle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Yksi merkki '3'</text:p>
          </table:table-cell>
          <table:table-cell table:style-name="Table15.A2" office:value-type="string">
            <text:p text:style-name="P15">HYV</text:p>
          </table:table-cell>
          <table:table-cell table:style-name="Table15.C2" office:value-type="string">
            <text:p text:style-name="P15">OK</text:p>
          </table:table-cell>
        </table:table-row>
        <table:table-row>
          <table:table-cell table:style-name="Table15.A2" office:value-type="string">
            <text:p text:style-name="P15">Yli 40 merkkiä'fdgd...dfgfd'</text:p>
          </table:table-cell>
          <table:table-cell table:style-name="Table15.A2" office:value-type="string">
            <text:p text:style-name="P15">'Last name must be 1-40 characters long'</text:p>
          </table:table-cell>
          <table:table-cell table:style-name="Table15.C2" office:value-type="string">
            <text:p text:style-name="P15">OK</text:p>
          </table:table-cell>
        </table:table-row>
        <table:table-row>
          <table:table-cell table:style-name="Table15.A2" office:value-type="string">
            <text:p text:style-name="P15">Html-koodia &lt;l&gt;Morimoto&lt;/l&gt;</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Heittomerkkejä “Mori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Et-merkki: 'Mori&amp;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Oikea syöte: Morimoto</text:p>
          </table:table-cell>
          <table:table-cell table:style-name="Table15.A2" office:value-type="string">
            <text:p text:style-name="P15">HYV</text:p>
          </table:table-cell>
          <table:table-cell table:style-name="Table15.C2" office:value-type="string">
            <text:p text:style-name="P15">OK</text:p>
          </table:table-cell>
        </table:table-row>
      </table:table>
      <text:p text:style-name="Text_20_body"/>
      <text:p text:style-name="P14">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5">Oletusarvo: tyhjä</text:p>
          </table:table-cell>
          <table:table-cell table:style-name="Table16.A2" office:value-type="string">
            <text:p text:style-name="P15">'Please enter either social security number or student number'</text:p>
          </table:table-cell>
          <table:table-cell table:style-name="Table16.C2" office:value-type="string">
            <text:p text:style-name="P15">OK</text:p>
          </table:table-cell>
        </table:table-row>
        <table:table-row>
          <table:table-cell table:style-name="Table16.A2" office:value-type="string">
            <text:p text:style-name="P15">Tyhjä mutta social security number hyväksytty</text:p>
          </table:table-cell>
          <table:table-cell table:style-name="Table16.A2" office:value-type="string">
            <text:p text:style-name="P15">HYV</text:p>
          </table:table-cell>
          <table:table-cell table:style-name="Table16.C2" office:value-type="string">
            <text:p text:style-name="P15">OK</text:p>
          </table:table-cell>
        </table:table-row>
        <table:table-row>
          <table:table-cell table:style-name="Table16.A2" office:value-type="string">
            <text:p text:style-name="P15">Muita kun numeroita: 129as½3u7</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lyhyt: 123</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pitkä: 99999999999999999</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Tarkistussumma ei täsmää viimeiseen numeroon.</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Oikea: 012602593</text:p>
          </table:table-cell>
          <table:table-cell table:style-name="Table16.A2" office:value-type="string">
            <text:p text:style-name="P15">HYV</text:p>
          </table:table-cell>
          <table:table-cell table:style-name="Table16.C2" office:value-type="string">
            <text:p text:style-name="P15">OK</text:p>
          </table:table-cell>
        </table:table-row>
      </table:table>
      <text:p text:style-name="Text_20_body"/>
      <text:p text:style-name="P14">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5">Oletusarvo: tyhjä</text:p>
          </table:table-cell>
          <table:table-cell table:style-name="Table17.A2" office:value-type="string">
            <text:p text:style-name="P15">'Please enter either social security number or student number'</text:p>
          </table:table-cell>
          <table:table-cell table:style-name="Table17.C2" office:value-type="string">
            <text:p text:style-name="P15">OK</text:p>
          </table:table-cell>
        </table:table-row>
        <table:table-row>
          <table:table-cell table:style-name="Table17.A2" office:value-type="string">
            <text:p text:style-name="P15">Tyhjä mutta student number hyväksytty</text:p>
          </table:table-cell>
          <table:table-cell table:style-name="Table17.A2" office:value-type="string">
            <text:p text:style-name="P15">HYV</text:p>
          </table:table-cell>
          <table:table-cell table:style-name="Table17.C2" office:value-type="string">
            <text:p text:style-name="P15">OK</text:p>
          </table:table-cell>
        </table:table-row>
        <table:table-row>
          <table:table-cell table:style-name="Table17.A2" office:value-type="string">
            <text:p text:style-name="P15">Virheellinen muoto: 2343-gg-333A</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Ei välimerkkiä tai väärä välimerkki: 201182?234B</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Tarkistusmerkki ei täsmää.</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Oikea muoto: 271082-067T</text:p>
          </table:table-cell>
          <table:table-cell table:style-name="Table17.A2" office:value-type="string">
            <text:p text:style-name="P15">'HYV'</text:p>
          </table:table-cell>
          <table:table-cell table:style-name="Table17.C2" office:value-type="string">
            <text:p text:style-name="P15">OK</text:p>
          </table:table-cell>
        </table:table-row>
      </table:table>
      <text:p text:style-name="Text_20_body"/>
      <text:p text:style-name="P14">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5">Oletusarvo: tyhjä</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välilyönti</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Yksi merkki '9'</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html-koodia: &lt;b&gt;taro.morimoto@cs.helsinki.fi&lt;/b&gt;</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Muita html-erikoismerkkejä: “taro”.mori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Taro.mori&amp;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Oikea syöte: taro.morimoto@cs.helsinki.fi</text:p>
          </table:table-cell>
          <table:table-cell table:style-name="Table18.A2" office:value-type="string">
            <text:p text:style-name="P15">HYV</text:p>
          </table:table-cell>
          <table:table-cell table:style-name="Table18.C2" office:value-type="string">
            <text:p text:style-name="P15">OK</text:p>
          </table:table-cell>
        </table:table-row>
        <table:table-row>
          <table:table-cell table:style-name="Table18.A2" office:value-type="string">
            <text:p text:style-name="P15">Virheellinen syöte: taro@</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Virheellinen syöte: taro@morimoto@helsinki.fi</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taro.morimoto@hel.sinki.fi</text:p>
          </table:table-cell>
          <table:table-cell table:style-name="Table18.A2" office:value-type="string">
            <text:p text:style-name="P15">HYV (osoitteen järkevyyttä ei voida tarkistaa, vain muoto)</text:p>
          </table:table-cell>
          <table:table-cell table:style-name="Table18.C2" office:value-type="string">
            <text:p text:style-name="P15">OK</text:p>
          </table:table-cell>
        </table:table-row>
      </table:table>
      <text:p text:style-name="P14"/>
      <text:p text:style-name="P14">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5">Oletusarvo: tyh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Välilyönti tai useita väle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Nimi joka jo kannassa</text:p>
          </table:table-cell>
          <table:table-cell table:style-name="Table19.A2" office:value-type="string">
            <text:p text:style-name="P15">'Username already in use, please choose another'</text:p>
          </table:table-cell>
          <table:table-cell table:style-name="Table19.C2" office:value-type="string">
            <text:p text:style-name="P15">OK</text:p>
          </table:table-cell>
        </table:table-row>
        <table:table-row>
          <table:table-cell table:style-name="Table19.A2" office:value-type="string">
            <text:p text:style-name="P15">Alta 3 merkkiä: tm</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2 välilyöntiä, 1 merkki: ' <text:s/>t'</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Yli 20 merkkiä</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Välilyöntejä alussa tai lopussa, merkkejä alle 3-20</text:p>
          </table:table-cell>
          <table:table-cell table:style-name="Table19.A2" office:value-type="string">
            <text:p text:style-name="P15">HYV</text:p>
          </table:table-cell>
          <table:table-cell table:style-name="Table19.C2" office:value-type="string">
            <text:p text:style-name="P15">OK</text:p>
          </table:table-cell>
        </table:table-row>
        <table:table-row>
          <table:table-cell table:style-name="Table19.A2" office:value-type="string">
            <text:p text:style-name="P15">Välilyönti nimen keskellä</text:p>
          </table:table-cell>
          <table:table-cell table:style-name="Table19.A2" office:value-type="string">
            <text:p text:style-name="P15">'Invalid user name'</text:p>
          </table:table-cell>
          <table:table-cell table:style-name="Table19.C2" office:value-type="string">
            <text:p text:style-name="P15">VIRHE</text:p>
            <text:p text:style-name="P15">hyväksyy</text:p>
          </table:table-cell>
        </table:table-row>
        <table:table-row>
          <table:table-cell table:style-name="Table19.A2" office:value-type="string">
            <text:p text:style-name="P15">Oikea:ninja</text:p>
          </table:table-cell>
          <table:table-cell table:style-name="Table19.A2" office:value-type="string">
            <text:p text:style-name="P15">HYV</text:p>
          </table:table-cell>
          <table:table-cell table:style-name="Table19.C2" office:value-type="string">
            <text:p text:style-name="P15">OK</text:p>
          </table:table-cell>
        </table:table-row>
      </table:table>
      <text:p text:style-name="P14"/>
      <text:p text:style-name="P14">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5">Password tyhjä</text:p>
          </table:table-cell>
          <table:table-cell table:style-name="Table20.A2" office:value-type="string">
            <text:p text:style-name="P15">'Please choose a password'</text:p>
          </table:table-cell>
          <table:table-cell table:style-name="Table20.C2" office:value-type="string">
            <text:p text:style-name="P15">OK</text:p>
          </table:table-cell>
        </table:table-row>
        <table:table-row>
          <table:table-cell table:style-name="Table20.A2" office:value-type="string">
            <text:p text:style-name="P15">Password again tyhjä</text:p>
          </table:table-cell>
          <table:table-cell table:style-name="Table20.A2" office:value-type="string">
            <text:p text:style-name="P15">'Please repeat your chosen password'</text:p>
          </table:table-cell>
          <table:table-cell table:style-name="Table20.C2" office:value-type="string">
            <text:p text:style-name="P15">OK</text:p>
          </table:table-cell>
        </table:table-row>
        <table:table-row>
          <table:table-cell table:style-name="Table20.A2" office:value-type="string">
            <text:p text:style-name="P15">Välilyönti salasanan keskellä</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Password ja password again eivät samat</text:p>
          </table:table-cell>
          <table:table-cell table:style-name="Table20.A2" office:value-type="string">
            <text:p text:style-name="P15">'Different values in password fields....'</text:p>
          </table:table-cell>
          <table:table-cell table:style-name="Table20.C2" office:value-type="string">
            <text:p text:style-name="P15">OK</text:p>
          </table:table-cell>
        </table:table-row>
        <table:table-row>
          <table:table-cell table:style-name="Table20.A2" office:value-type="string">
            <text:p text:style-name="P15">Password ja password again täsmäävät hyväksytyllä salasanalla</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Alle 6 merkkiä: passu</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Yli 12 merkkiä: password12345</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Välilyöntejä alussa tai lopussa</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Välilyönti tai useita välilyöntejä</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Html-koodia '&lt;p&gt;ss&lt;/p&gt;'</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Oikea syöte: passun1</text:p>
          </table:table-cell>
          <table:table-cell table:style-name="Table20.A2" office:value-type="string">
            <text:p text:style-name="P15">HYV</text:p>
          </table:table-cell>
          <table:table-cell table:style-name="Table20.C2" office:value-type="string">
            <text:p text:style-name="P15">OK</text:p>
          </table:table-cell>
        </table:table-row>
      </table:table>
      <text:p text:style-name="P14"/>
      <text:p text:style-name="P14">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6">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5">Painallus, ja Javascript päällä</text:p>
          </table:table-cell>
          <table:table-cell table:style-name="Table14.A2" office:value-type="string">
            <text:p text:style-name="P15">Järjestelmä siirtää käyttäjän tehtävälistaussivulle kirjautuneena</text:p>
          </table:table-cell>
          <table:table-cell table:style-name="Table14.C2" office:value-type="string">
            <text:p text:style-name="P15">OK</text:p>
          </table:table-cell>
        </table:table-row>
        <table:table-row>
          <table:table-cell table:style-name="Table14.A2" office:value-type="string">
            <text:p text:style-name="P15">Painallus, ja Javascript poissa päältä</text:p>
          </table:table-cell>
          <table:table-cell table:style-name="Table14.A2" office:value-type="string">
            <text:p text:style-name="P15">Järjestelmä siirtää käyttäjän virhesivulle</text:p>
          </table:table-cell>
          <table:table-cell table:style-name="Table14.C2" office:value-type="string">
            <text:p text:style-name="P15">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3">tekstikentät Username, Password</text:p>
        </text:list-item>
        <text:list-item>
          <text:p text:style-name="P13">dropdown valikko Course, Language</text:p>
        </text:list-item>
        <text:list-item>
          <text:p text:style-name="P13">painike Sign in, Sign up</text:p>
        </text:list-item>
      </text:list>
      <text:p text:style-name="Standard"/>
      <text:p text:style-name="P14">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5">Oletusarvo: molemmat tyhji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Toinen tyhj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yöte: Tarou xxyy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alasana:Taro xxyz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Oikea syöte: Taro xxyyzz</text:p>
          </table:table-cell>
          <table:table-cell table:style-name="Table12.A2" office:value-type="string">
            <text:p text:style-name="P15">HYV</text:p>
          </table:table-cell>
          <table:table-cell table:style-name="Table12.C2" office:value-type="string">
            <text:p text:style-name="P15">OK</text:p>
          </table:table-cell>
        </table:table-row>
      </table:table>
      <text:p text:style-name="Text_20_body"/>
      <text:p text:style-name="P14">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6">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5">Selaaminen</text:p>
          </table:table-cell>
          <table:table-cell table:style-name="Table10.A2" office:value-type="string">
            <text:p text:style-name="P15">Näyttää kaikki järjestelmän kurssit</text:p>
          </table:table-cell>
          <table:table-cell table:style-name="Table10.C2" office:value-type="string">
            <text:p text:style-name="P15">OK</text:p>
          </table:table-cell>
        </table:table-row>
        <table:table-row>
          <table:table-cell table:style-name="Table10.A2" office:value-type="string">
            <text:p text:style-name="P15">Valinta</text:p>
          </table:table-cell>
          <table:table-cell table:style-name="Table10.A2" office:value-type="string">
            <text:p text:style-name="P15">Näyttää tehtävälistaussivulla juuri tämän kurssin suoritustiedot (kirjautumisen jälkeen)</text:p>
          </table:table-cell>
          <table:table-cell table:style-name="Table10.C2" office:value-type="string">
            <text:p text:style-name="P15">OK</text:p>
          </table:table-cell>
        </table:table-row>
      </table:table>
      <text:p text:style-name="Text_20_body"/>
      <text:p text:style-name="P14">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6">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5">Selaaminen</text:p>
          </table:table-cell>
          <table:table-cell table:style-name="Table56.A2" office:value-type="string">
            <text:p text:style-name="P15">Näyttää kielet Finnish ja English</text:p>
          </table:table-cell>
          <table:table-cell table:style-name="Table56.C2" office:value-type="string">
            <text:p text:style-name="P15">OK</text:p>
          </table:table-cell>
        </table:table-row>
        <table:table-row>
          <table:table-cell table:style-name="Table56.A2" office:value-type="string">
            <text:p text:style-name="P15">Valinta</text:p>
          </table:table-cell>
          <table:table-cell table:style-name="Table56.A2" office:value-type="string">
            <text:p text:style-name="P15">Näyttää opiskelijan sivut tällä kielellä (kirjautumisen jälkeen)</text:p>
          </table:table-cell>
          <table:table-cell table:style-name="Table56.C2" office:value-type="string">
            <text:p text:style-name="P15">OK</text:p>
          </table:table-cell>
        </table:table-row>
      </table:table>
      <text:p text:style-name="Text_20_body"/>
      <text:p text:style-name="P14">Painike: Sign i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5">Painallus, ja Javascript päällä</text:p>
          </table:table-cell>
          <table:table-cell table:style-name="Table9.A2" office:value-type="string">
            <text:p text:style-name="P15">Järjestelmä siirtää käyttäjän dropdownissa valitun kurssin tehtävien selaussivulle</text:p>
          </table:table-cell>
          <table:table-cell table:style-name="Table9.C2" office:value-type="string">
            <text:p text:style-name="P15">OK</text:p>
          </table:table-cell>
        </table:table-row>
        <table:table-row>
          <table:table-cell table:style-name="Table9.A2" office:value-type="string">
            <text:p text:style-name="P15">Painallus, ja Javascript poissa päältä</text:p>
          </table:table-cell>
          <table:table-cell table:style-name="Table9.A2" office:value-type="string">
            <text:p text:style-name="P15">Järjestelmä siirtää käyttäjän virhesivulle</text:p>
          </table:table-cell>
          <table:table-cell table:style-name="Table9.C2" office:value-type="string">
            <text:p text:style-name="P15">OK</text:p>
          </table:table-cell>
        </table:table-row>
      </table:table>
      <text:p text:style-name="Standard"/>
      <text:p text:style-name="P14">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6">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5">Painallus</text:p>
          </table:table-cell>
          <table:table-cell table:style-name="Table11.A2" office:value-type="string">
            <text:p text:style-name="P15">Siirtää käyttäjän tunnuksenluontisivulle</text:p>
          </table:table-cell>
          <table:table-cell table:style-name="Table11.C2" office:value-type="string">
            <text:p text:style-name="P15">OK</text:p>
          </table:table-cell>
        </table:table-row>
      </table:table>
      <text:p text:style-name="P18"/>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4">painikkeet Log off (<text:span text:style-name="T4">kt13</text:span>), <text:s/>Do task</text:p>
        </text:list-item>
      </text:list>
      <text:p text:style-name="Standard"/>
      <text:p text:style-name="P14">Painike: Log off</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5">painallus</text:p>
          </table:table-cell>
          <table:table-cell table:style-name="Table39.A2" office:value-type="string">
            <text:p text:style-name="P15">Käyttäjä kirjautuu ulos järjestelmästä, siirtyy kirjautumissivulle</text:p>
          </table:table-cell>
          <table:table-cell table:style-name="Table39.C2" office:value-type="string">
            <text:p text:style-name="P15">OK</text:p>
          </table:table-cell>
        </table:table-row>
      </table:table>
      <text:p text:style-name="Text_20_body"/>
      <text:p text:style-name="P14">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5">painallus</text:p>
          </table:table-cell>
          <table:table-cell table:style-name="Table40.A2" office:value-type="string">
            <text:p text:style-name="P15">Käyttäjä siirtyy valitun tehtävän tehtävänratkaisusivulle</text:p>
          </table:table-cell>
          <table:table-cell table:style-name="Table40.C2" office:value-type="string">
            <text:p text:style-name="P15">OK</text:p>
          </table:table-cell>
        </table:table-row>
      </table:table>
      <text:p text:style-name="Text_20_body"/>
      <text:p text:style-name="Standard"><text:span text:style-name="T4">Kt12.</text:span> Tehtävien ratkaiseminen 2. iteraatiossa</text:p>
      <text:p text:style-name="Standard">Sivu: Tehtäväsivu (answer_task.jsp)</text:p>
      <text:p text:style-name="Standard">Testattavat käyttöliittymäkomponentit:</text:p>
      <text:list text:style-name="L9">
        <text:list-item>
          <text:p text:style-name="P25">tekstikentät Simulator input, Program code</text:p>
        </text:list-item>
        <text:list-item>
          <text:p text:style-name="P25">Painikkeet Execute, Titokone report</text:p>
        </text:list-item>
      </text:list>
      <text:p text:style-name="Standard"/>
      <text:p text:style-name="P18">Pain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5">Oletusarvo: tyhjä tai valmis syöte</text:p>
          </table:table-cell>
          <table:table-cell table:style-name="Table42.A2" office:value-type="string">
            <text:p text:style-name="P15">HYV, mikäli kelpaa vastauksekseen</text:p>
          </table:table-cell>
          <table:table-cell table:style-name="Table42.C2" office:value-type="string">
            <text:p text:style-name="P15"/>
          </table:table-cell>
        </table:table-row>
        <table:table-row>
          <table:table-cell table:style-name="Table42.A2" office:value-type="string">
            <text:p text:style-name="P15">välilyönti</text:p>
          </table:table-cell>
          <table:table-cell table:style-name="Table42.A2" office:value-type="string">
            <text:p text:style-name="P15">HYV, sama mitä tyhjä</text:p>
          </table:table-cell>
          <table:table-cell table:style-name="Table42.C2" office:value-type="string">
            <text:p text:style-name="P15"/>
          </table:table-cell>
        </table:table-row>
        <table:table-row>
          <table:table-cell table:style-name="Table42.A2" office:value-type="string">
            <text:p text:style-name="P15">Liian vähän syötteitä: esim. tehtävässä 3 syötettä, vain 2 annetaan.</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Liian paljon syötteitä</text:p>
          </table:table-cell>
          <table:table-cell table:style-name="Table42.A2" office:value-type="string">
            <text:p text:style-name="P15">HYV, otetaan vain ensimmäiset</text:p>
          </table:table-cell>
          <table:table-cell table:style-name="Table42.C2" office:value-type="string">
            <text:p text:style-name="P15"/>
          </table:table-cell>
        </table:table-row>
        <table:table-row>
          <table:table-cell table:style-name="Table42.A2" office:value-type="string">
            <text:p text:style-name="P15">Monta, mutta väärin, 4.4.3 3 5</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Muu kuin numero: E</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Välit eri lailla: 4,5, -4, <text:s text:c="2"/>3, <text:s/>-2</text:p>
          </table:table-cell>
          <table:table-cell table:style-name="Table42.A2" office:value-type="string">
            <text:p text:style-name="P15">HYV</text:p>
          </table:table-cell>
          <table:table-cell table:style-name="Table42.C2" office:value-type="string">
            <text:p text:style-name="P15"/>
          </table:table-cell>
        </table:table-row>
        <table:table-row>
          <table:table-cell table:style-name="Table42.A2" office:value-type="string">
            <text:p text:style-name="P15">Oikea: 3, -5, 7</text:p>
          </table:table-cell>
          <table:table-cell table:style-name="Table42.A2" office:value-type="string">
            <text:p text:style-name="P15">HYV</text:p>
          </table:table-cell>
          <table:table-cell table:style-name="Table42.C2" office:value-type="string">
            <text:p text:style-name="P15"/>
          </table:table-cell>
        </table:table-row>
      </table:table>
      <text:p text:style-name="Text_20_body"/>
      <text:p text:style-name="P14">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5">Oikeeelista koodia</text:p>
          </table:table-cell>
          <table:table-cell table:style-name="Table46.A2" office:value-type="string">
            <text:p text:style-name="P15">HYV</text:p>
          </table:table-cell>
          <table:table-cell table:style-name="Table46.C2" office:value-type="string">
            <text:p text:style-name="P15"/>
          </table:table-cell>
        </table:table-row>
        <table:table-row>
          <table:table-cell table:style-name="Table46.A2" office:value-type="string">
            <text:p text:style-name="P15">Koodissa virhe</text:p>
          </table:table-cell>
          <table:table-cell table:style-name="Table46.A2" office:value-type="string">
            <text:p text:style-name="P15">Virheellinen koodi</text:p>
          </table:table-cell>
          <table:table-cell table:style-name="Table46.C2" office:value-type="string">
            <text:p text:style-name="P15"/>
          </table:table-cell>
        </table:table-row>
      </table:table>
      <text:p text:style-name="P14"/>
      <text:p text:style-name="P14">Tekstikenttä: Program code</text:p>
      <table:table table:name="Table47" table:style-name="Table47">
        <table:table-column table:style-name="Table47.A"/>
        <table:table-column table:style-name="Table47.B" table:number-columns-repeated="2"/>
        <table:table-header-rows>
          <table:table-row>
            <table:table-cell table:style-name="Table47.A1" office:value-type="string">
              <text:p text:style-name="Table_20_Heading">Syöte</text:p>
            </table:table-cell>
            <table:table-cell table:style-name="Table47.A1" office:value-type="string">
              <text:p text:style-name="Table_20_Heading">Toivottu tulos</text:p>
            </table:table-cell>
            <table:table-cell table:style-name="Table47.C1" office:value-type="string">
              <text:p text:style-name="Table_20_Heading">Saatu tulos</text:p>
            </table:table-cell>
          </table:table-row>
        </table:table-header-rows>
        <table:table-row>
          <table:table-cell table:style-name="Table47.A2" office:value-type="string">
            <text:p text:style-name="P15">Oikeaa koodia, suorittaa tehtävän oikein</text:p>
          </table:table-cell>
          <table:table-cell table:style-name="Table47.A2" office:value-type="string">
            <text:p text:style-name="P15">HYV</text:p>
          </table:table-cell>
          <table:table-cell table:style-name="Table47.C2" office:value-type="string">
            <text:p text:style-name="P15"/>
          </table:table-cell>
        </table:table-row>
        <table:table-row>
          <table:table-cell table:style-name="Table47.A2" office:value-type="string">
            <text:p text:style-name="P15">Oikeaa koodia, ei suorita tehtävää</text:p>
          </table:table-cell>
          <table:table-cell table:style-name="Table47.A2" office:value-type="string">
            <text:p text:style-name="P15">Ei toteuta kriteerejä</text:p>
          </table:table-cell>
          <table:table-cell table:style-name="Table47.C2" office:value-type="string">
            <text:p text:style-name="P15"/>
          </table:table-cell>
        </table:table-row>
        <table:table-row>
          <table:table-cell table:style-name="Table47.A2" office:value-type="string">
            <text:p text:style-name="P15">Koodissa virhe</text:p>
          </table:table-cell>
          <table:table-cell table:style-name="Table47.A2" office:value-type="string">
            <text:p text:style-name="P15">Virheellinen koodi</text:p>
          </table:table-cell>
          <table:table-cell table:style-name="Table47.C2" office:value-type="string">
            <text:p text:style-name="P15"/>
          </table:table-cell>
        </table:table-row>
      </table:table>
      <text:p text:style-name="P14"/>
      <text:p text:style-name="P14">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5">Painallus</text:p>
          </table:table-cell>
          <table:table-cell table:style-name="Table48.A2" office:value-type="string">
            <text:p text:style-name="P15">Ohjelma antaa palautteen kriteereistä ja koodin oikeellisuudesta</text:p>
          </table:table-cell>
          <table:table-cell table:style-name="Table48.C2" office:value-type="string">
            <text:p text:style-name="P15"/>
          </table:table-cell>
        </table:table-row>
      </table:table>
      <text:p text:style-name="P14"/>
      <text:p text:style-name="P14">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5">Painallus</text:p>
          </table:table-cell>
          <table:table-cell table:style-name="Table49.A2" office:value-type="string">
            <text:p text:style-name="P15">Avaa ja sulkee titokoneen tiedot tehtävästä</text:p>
          </table:table-cell>
          <table:table-cell table:style-name="Table49.C2" office:value-type="string">
            <text:p text:style-name="P15"/>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6">tekstikentät First name, Last name, Student number, Social security number, E-mail, Old password, New password, New password again.</text:p>
        </text:list-item>
      </text:list>
      <text:list text:style-name="L11">
        <text:list-item>
          <text:p text:style-name="P27">Painike Save</text:p>
        </text:list-item>
      </text:list>
      <text:p text:style-name="Text_20_body">Password-kenttiä lukuunottamatta testaus samalla periaatteella kuin rekisteröitymisessä. Oletusarvoina vanhat tiedot.</text:p>
      <text:p text:style-name="P14"/>
      <text:p text:style-name="P14">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5">Molemmat tyhjiä, ei muuteta</text:p>
          </table:table-cell>
          <table:table-cell table:style-name="Table7.A2" office:value-type="string">
            <text:p text:style-name="P15">HYV</text:p>
          </table:table-cell>
          <table:table-cell table:style-name="Table7.C2" office:value-type="string">
            <text:p text:style-name="P15">OK</text:p>
          </table:table-cell>
        </table:table-row>
        <table:table-row>
          <table:table-cell table:style-name="Table7.A2" office:value-type="string">
            <text:p text:style-name="P15">New password tyhjä, new password again ei tyhjä</text:p>
          </table:table-cell>
          <table:table-cell table:style-name="Table7.A2" office:value-type="string">
            <text:p text:style-name="P15">'Please enter new password'</text:p>
          </table:table-cell>
          <table:table-cell table:style-name="Table7.C2" office:value-type="string">
            <text:p text:style-name="P15">OK</text:p>
          </table:table-cell>
        </table:table-row>
        <table:table-row>
          <table:table-cell table:style-name="Table7.A2" office:value-type="string">
            <text:p text:style-name="P15">New password again tyhjä, New password ei tyhjä</text:p>
          </table:table-cell>
          <table:table-cell table:style-name="Table7.A2" office:value-type="string">
            <text:p text:style-name="P15">'Please repeat your new password'</text:p>
          </table:table-cell>
          <table:table-cell table:style-name="Table7.C2" office:value-type="string">
            <text:p text:style-name="P15">OK</text:p>
          </table:table-cell>
        </table:table-row>
        <table:table-row>
          <table:table-cell table:style-name="Table7.A2" office:value-type="string">
            <text:p text:style-name="P15">New password ja New password again eivät samat</text:p>
          </table:table-cell>
          <table:table-cell table:style-name="Table7.A2" office:value-type="string">
            <text:p text:style-name="P15">'Different values in password fields...'</text:p>
          </table:table-cell>
          <table:table-cell table:style-name="Table7.C2" office:value-type="string">
            <text:p text:style-name="P15">OK</text:p>
          </table:table-cell>
        </table:table-row>
        <table:table-row>
          <table:table-cell table:style-name="Table7.A2" office:value-type="string">
            <text:p text:style-name="P15">New password ja New password again täsmäävät hyväksytyllä salasanalla</text:p>
          </table:table-cell>
          <table:table-cell table:style-name="Table7.A2" office:value-type="string">
            <text:p text:style-name="P15">HYV</text:p>
          </table:table-cell>
          <table:table-cell table:style-name="Table7.C2" office:value-type="string">
            <text:p text:style-name="P15">OK</text:p>
          </table:table-cell>
        </table:table-row>
      </table:table>
      <text:p text:style-name="P14"/>
      <text:p text:style-name="P14">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6">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5">Painallus</text:p>
          </table:table-cell>
          <table:table-cell table:style-name="Table41.A2" office:value-type="string">
            <text:p text:style-name="P15">Tallentaa tiedot kantaan, Siirtää käyttäjän takaisin omien tietojen sivulle</text:p>
          </table:table-cell>
          <table:table-cell table:style-name="Table41.C2" office:value-type="string">
            <text:p text:style-name="P15">OK</text:p>
          </table:table-cell>
        </table:table-row>
      </table:table>
      <text:p text:style-name="Standard"/>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4">X = 12</text:span></text:p>
      <text:p text:style-name="P14"><text:tab/>Y != 12</text:p>
      <text:p text:style-name="P14"><text:tab/>Z &gt; 12</text:p>
      <text:p text:style-name="Text_20_body">Syöte: “ <text:s/>”</text:p>
      <text:p text:style-name="Text_20_body">Vastauskoodi:</text:p>
      <text:p text:style-name="Text_20_body"><text:tab/><text:span text:style-name="T4">LOAD R0, =12</text:span></text:p>
      <text:p text:style-name="P14"><text:tab/>STORE R0, X</text:p>
      <text:p text:style-name="P14"><text:tab/>SUB R0, =1</text:p>
      <text:p text:style-name="P14"><text:tab/>STORE R0, Y</text:p>
      <text:p text:style-name="P14"><text:tab/>ADD R0, =2</text:p>
      <text:p text:style-name="P14"><text:tab/>STORE R0, Z</text:p>
      <text:p text:style-name="Text_20_body">Tulokset:</text:p>
      <text:h text:style-name="Heading_20_2" text:outline-level="2">6.3 Testitapaus 3 (mallitarkistus : symboli)</text:h>
      <text:p text:style-name="Text_20_body">Tehtävän anto:</text:p>
      <text:p text:style-name="Text_20_body"><text:tab/>Tee ohjelma joka sijoittaa:</text:p>
      <text:p text:style-name="P14"><text:tab/>X = 30</text:p>
      <text:p text:style-name="P14"><text:tab/>Y != 30</text:p>
      <text:p text:style-name="P14"><text:tab/>Z &lt; 30</text:p>
      <text:p text:style-name="Text_20_body">Syöte: “ <text:s/>”</text:p>
      <text:p text:style-name="Text_20_body">Vastauskoodi:</text:p>
      <text:p text:style-name="P14"><text:tab/>X DC 30</text:p>
      <text:p text:style-name="P14"><text:tab/>Y DC 29</text:p>
      <text:p text:style-name="P14"><text:tab/>Z DC 29</text:p>
      <text:p text:style-name="P14"><text:tab/>SVC SP, =HALT</text:p>
      <text:p text:style-name="Text_20_body">Tulokset:</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4"><text:tab/>NOP</text:p>
      <text:p text:style-name="P14"><text:tab/>NOP</text:p>
      <text:p text:style-name="P14"><text:tab/>SVC SP, =HALT</text:p>
      <text:p text:style-name="Text_20_body">Tulokset:</text:p>
      <text:h text:style-name="Heading_20_2" text:outline-level="2">6.5 Testitapaus 5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Heading_20_2" text:outline-level="2">6.6 Testitapaus 6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P12" text:outline-level="1">7. Yhteenveto</text:h>
      <text:p text:style-name="Text_20_body">Taro is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10</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05T13:35:11</dc:date>
    <dc:language>en-US</dc:language>
    <meta:editing-cycles>62</meta:editing-cycles>
    <meta:editing-duration>PT14H4M20S</meta:editing-duration>
    <meta:user-defined meta:name="Info 1"/>
    <meta:user-defined meta:name="Info 2"/>
    <meta:user-defined meta:name="Info 3"/>
    <meta:user-defined meta:name="Info 4"/>
    <meta:document-statistic meta:table-count="55" meta:image-count="0" meta:object-count="0" meta:page-count="33" meta:paragraph-count="1013" meta:word-count="3234" meta:character-count="23863"/>
  </office:meta>
</office:document-meta>
</file>